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86d" officeooo:paragraph-rsid="000da86d"/>
    </style:style>
    <style:style style:name="P2" style:family="paragraph" style:parent-style-name="Standard">
      <style:text-properties officeooo:rsid="0013d3f5" officeooo:paragraph-rsid="0013d3f5"/>
    </style:style>
    <style:style style:name="P3" style:family="paragraph" style:parent-style-name="Standard">
      <style:paragraph-properties fo:margin-top="0cm" fo:margin-bottom="0cm" loext:contextual-spacing="false"/>
      <style:text-properties fo:font-style="normal" officeooo:paragraph-rsid="000da86d" style:font-style-asian="normal" style:font-style-complex="normal"/>
    </style:style>
    <style:style style:name="P4" style:family="paragraph" style:parent-style-name="Standard">
      <style:paragraph-properties fo:margin-top="0cm" fo:margin-bottom="0cm" loext:contextual-spacing="false"/>
      <style:text-properties officeooo:rsid="000da86d" officeooo:paragraph-rsid="000da86d"/>
    </style:style>
    <style:style style:name="P5" style:family="paragraph" style:parent-style-name="Standard">
      <style:paragraph-properties fo:margin-top="0cm" fo:margin-bottom="0cm" loext:contextual-spacing="false"/>
      <style:text-properties style:font-name="FreeMono" fo:font-size="9pt" officeooo:rsid="000da86d" officeooo:paragraph-rsid="000da86d" style:font-size-asian="9pt" style:font-size-complex="9pt"/>
    </style:style>
    <style:style style:name="P6" style:family="paragraph" style:parent-style-name="Standard">
      <style:paragraph-properties fo:margin-top="0cm" fo:margin-bottom="0cm" loext:contextual-spacing="false"/>
      <style:text-properties style:font-name="FreeMono" fo:font-size="9pt" officeooo:rsid="0012c7c0" officeooo:paragraph-rsid="0012c7c0" style:font-size-asian="9pt" style:font-size-complex="9pt"/>
    </style:style>
    <style:style style:name="P7" style:family="paragraph" style:parent-style-name="Standard">
      <style:paragraph-properties fo:margin-top="0cm" fo:margin-bottom="0cm" loext:contextual-spacing="false"/>
      <style:text-properties style:font-name="FreeMono" fo:font-size="9pt" fo:font-weight="bold" officeooo:rsid="0012c7c0" officeooo:paragraph-rsid="0012c7c0" style:font-size-asian="9pt" style:font-weight-asian="bold" style:font-size-complex="9pt" style:font-weight-complex="bold"/>
    </style:style>
    <style:style style:name="P8" style:family="paragraph" style:parent-style-name="Standard" style:list-style-name="L1">
      <style:text-properties officeooo:paragraph-rsid="000da86d"/>
    </style:style>
    <style:style style:name="P9" style:family="paragraph" style:parent-style-name="Standard" style:list-style-name="L1">
      <style:paragraph-properties fo:margin-top="0.302cm" fo:margin-bottom="0.302cm" loext:contextual-spacing="false"/>
      <style:text-properties officeooo:paragraph-rsid="000da86d"/>
    </style:style>
    <style:style style:name="P10" style:family="paragraph" style:parent-style-name="Standard" style:list-style-name="L1">
      <style:paragraph-properties fo:margin-top="0.201cm" fo:margin-bottom="0.201cm" loext:contextual-spacing="false"/>
      <style:text-properties officeooo:paragraph-rsid="000da86d"/>
    </style:style>
    <style:style style:name="P11" style:family="paragraph" style:parent-style-name="Standard" style:list-style-name="L2">
      <style:paragraph-properties fo:margin-top="0cm" fo:margin-bottom="0cm" loext:contextual-spacing="false"/>
      <style:text-properties officeooo:paragraph-rsid="000da86d"/>
    </style:style>
    <style:style style:name="P12" style:family="paragraph" style:parent-style-name="Standard" style:list-style-name="L2">
      <style:paragraph-properties fo:margin-top="0cm" fo:margin-bottom="0cm" loext:contextual-spacing="false"/>
      <style:text-properties fo:font-style="normal" officeooo:rsid="000da86d" officeooo:paragraph-rsid="000da86d" style:font-style-asian="normal" style:font-style-complex="normal"/>
    </style:style>
    <style:style style:name="T1" style:family="text">
      <style:text-properties officeooo:rsid="000da86d"/>
    </style:style>
    <style:style style:name="T2" style:family="text">
      <style:text-properties fo:font-style="italic" officeooo:rsid="000da86d" style:font-style-asian="italic" style:font-style-complex="italic"/>
    </style:style>
    <style:style style:name="T3" style:family="text">
      <style:text-properties fo:font-style="italic" officeooo:rsid="00122cb4" style:font-style-asian="italic" style:font-style-complex="italic"/>
    </style:style>
    <style:style style:name="T4" style:family="text">
      <style:text-properties fo:font-style="italic" fo:font-weight="bold" officeooo:rsid="000da86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officeooo:rsid="000da86d" style:font-style-asian="normal" style:font-style-complex="normal"/>
    </style:style>
    <style:style style:name="T7" style:family="text">
      <style:text-properties fo:font-style="normal" officeooo:rsid="00113e2d" style:font-style-asian="normal" style:font-style-complex="normal"/>
    </style:style>
    <style:style style:name="T8" style:family="text">
      <style:text-properties fo:font-style="normal" officeooo:rsid="00122cb4" style:font-style-asian="normal" style:font-style-complex="normal"/>
    </style:style>
    <style:style style:name="T9" style:family="text">
      <style:text-properties fo:font-style="normal" officeooo:rsid="0012c7c0" style:font-style-asian="normal" style:font-style-complex="normal"/>
    </style:style>
    <style:style style:name="T10" style:family="text">
      <style:text-properties fo:font-style="normal" officeooo:rsid="0015c337" style:font-style-asian="normal" style:font-style-complex="normal"/>
    </style:style>
    <style:style style:name="T11" style:family="text">
      <style:text-properties fo:font-style="normal" officeooo:rsid="00174181" style:font-style-asian="normal" style:font-style-complex="normal"/>
    </style:style>
    <style:style style:name="T12" style:family="text">
      <style:text-properties fo:font-style="normal" officeooo:rsid="0018ebf8" style:font-style-asian="normal" style:font-style-complex="normal"/>
    </style:style>
    <style:style style:name="T13" style:family="text">
      <style:text-properties fo:font-style="normal" officeooo:rsid="001a5ea0" style:font-style-asian="normal" style:font-style-complex="normal"/>
    </style:style>
    <style:style style:name="T14" style:family="text">
      <style:text-properties officeooo:rsid="0012c7c0"/>
    </style:style>
    <style:style style:name="T15" style:family="text">
      <style:text-properties style:text-position="super 58%" fo:font-style="normal" officeooo:rsid="0012c7c0" style:font-style-asian="normal" style:font-style-complex="normal"/>
    </style:style>
    <style:style style:name="T16" style:family="text">
      <style:text-properties fo:background-color="#ffff00" loext:char-shading-value="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bmission by Anand Saha &lt;<text:a xlink:type="simple" xlink:href="mailto:anandsaha@gmail.com" text:style-name="Internet_20_link" text:visited-style-name="Visited_20_Internet_20_Link">anandsaha@gmail.com</text:a>&gt;</text:p>
      <text:p text:style-name="P2"/>
      <text:p text:style-name="P1">I have explored 3 heuristics.</text:p>
      <text:p text:style-name="P1"/>
      <text:list xml:id="list3490876808603725721" text:style-name="L1">
        <text:list-item>
          <text:p text:style-name="P8"><text:span text:style-name="T4">custom_score_3()</text:span><text:span text:style-name="T2">: </text:span><text:span text:style-name="T1">The first heuristic is simply returning the number of legal moves that our agent has </text:span><text:span text:style-name="T2">minus</text:span><text:span text:style-name="T1"> the number of moves the opponent has. This value is +ve if our agent has more moves than opponent, -ve if less, and 0 if same. This is an amateurish heuristic which relies on an assumption that the more moves our agent has, the better. This heuristic is ignorant of the board positions or good moves. This can give you surpsising good results at times, but is not reliable.</text:span></text:p>
        </text:list-item>
        <text:list-item>
          <text:p text:style-name="P9"><text:span text:style-name="T4">custom_score_2()</text:span><text:span text:style-name="T2">: </text:span><text:span text:style-name="T6">In this heuristic, I am playing with the euclidean distance of the agent and the opponent from the center. The nearer any participant is to the center, the better. </text:span><text:span text:style-name="T7">Because it has more directions to move </text:span><text:span text:style-name="T9">to compared to edges</text:span><text:span text:style-name="T7">. </text:span><text:span text:style-name="T8">The score in this case is the distance of agent </text:span><text:span text:style-name="T3">minus</text:span><text:span text:style-name="T8"> the distance of opponent </text:span><text:span text:style-name="T9">(from the center)</text:span><text:span text:style-name="T8">. </text:span><text:span text:style-name="T9">On paper this seems to have an advantate over the previous heuristic (more closer to the game’s rules), but the information is not enough to judge which board is better. The tournament simulations infact did not grade this heuristic any better than the 1</text:span><text:span text:style-name="T15">st</text:span><text:span text:style-name="T9"> one.</text:span></text:p>
        </text:list-item>
        <text:list-item>
          <text:p text:style-name="P10"><text:span text:style-name="T4">custom_score()</text:span><text:span text:style-name="T2">: </text:span><text:span text:style-name="T6">In this approach which is my proposed approach:</text:span></text:p>
        </text:list-item>
      </text:list>
      <text:list xml:id="list4384189546031581957" text:style-name="L2">
        <text:list-item>
          <text:list>
            <text:list-item>
              <text:p text:style-name="P12">Divide the isolation grid into 3 layers: Outer layer, Middle layer, and Inner region.</text:p>
            </text:list-item>
            <text:list-item>
              <text:p text:style-name="P12">Get the legal moves of agent (current) player</text:p>
            </text:list-item>
            <text:list-item>
              <text:p text:style-name="P11"><text:span text:style-name="T6">Calculate a 'score' by giving more weightage to the moves in Inner region, less weightage to the moves in Middle layer, and least weightate to the moves in Outer layer. The rational being that moves near to the center are more valuable since it results in more </text:span><text:span text:style-name="T9">available </text:span><text:span text:style-name="T6">options (as discussed in lecture). This gives </text:span><text:span text:style-name="T10">a</text:span><text:span text:style-name="T6"> heuristic positional intuition about the current board.</text:span></text:p>
            </text:list-item>
            <text:list-item>
              <text:p text:style-name="P12">Similarly calculate a similar 'score' for the opponent.</text:p>
            </text:list-item>
            <text:list-item>
              <text:p text:style-name="P12">The resultant score that is returned is (a) + (b) where:</text:p>
              <text:list>
                <text:list-item>
                  <text:p text:style-name="P12">a = (difference in 'score' of agent and opponent)</text:p>
                </text:list-item>
                <text:list-item>
                  <text:p text:style-name="P12">b = (difference in number of moves between agent and opponent)</text:p>
                </text:list-item>
              </text:list>
            </text:list-item>
            <text:list-item>
              <text:p text:style-name="P11"><text:span text:style-name="T6">(a) is +ve i</text:span><text:span text:style-name="T9">f</text:span><text:span text:style-name="T6"> agent has higher score, -ve otherwise, </text:span><text:span text:style-name="T11">which makes sense.</text:span></text:p>
            </text:list-item>
            <text:list-item>
              <text:p text:style-name="P11"><text:span text:style-name="T6">The rational to add (b) is to add one more differentiator </text:span><text:span text:style-name="T12">which can take care </text:span><text:span text:style-name="T6">if the 'score' </text:span><text:span text:style-name="T12">difference </text:span><text:span text:style-name="T13">(i.e. (a)) </text:span><text:span text:style-name="T6">tends to 0. Also from other heuristics, I have observed that this plays well, since more moves means more options </text:span><text:span text:style-name="T9">available </text:span><text:span text:style-name="T6">(obviously)</text:span></text:p>
            </text:list-item>
          </text:list>
        </text:list-item>
      </text:list>
      <text:p text:style-name="P3"/>
      <text:p text:style-name="P4">Here are 3 runs of the tournament, with custom_score() getting <text:span text:style-name="T14">best accuracy.</text:span></text:p>
      <text:p text:style-name="P5"/>
      <text:p text:style-name="P6"><text:s text:c="13"/><text:span text:style-name="T5"><text:s text:c="11"/>************************* <text:s text:c="24"/></text:span></text:p>
      <text:p text:style-name="P7"><text:s text:c="29"/>Playing Matches <text:s text:c="29"/></text:p>
      <text:p text:style-name="P6"><text:span text:style-name="T5"><text:s text:c="24"/>************************* </text:span><text:s text:c="24"/></text:p>
      <text:p text:style-name="P6"/>
      <text:p text:style-name="P6"><text:s/>Match # <text:s text:c="2"/>Opponent <text:s text:c="3"/>AB_Improved <text:s text:c="2"/>AB_Custom <text:s text:c="2"/>AB_Custom_2 <text:s/>AB_Custom_3 </text:p>
      <text:p text:style-name="P6"><text:s text:c="24"/>Won | Lost <text:s text:c="2"/>Won | Lost <text:s text:c="2"/>Won | Lost <text:s text:c="2"/>Won | Lost </text:p>
      <text:p text:style-name="P6"><text:s text:c="4"/>1 <text:s text:c="6"/>Random <text:s text:c="6"/>8 <text:s/>| <text:s text:c="2"/>2 <text:s text:c="3"/>10 <text:s/>| <text:s text:c="2"/>0 <text:s text:c="4"/>7 <text:s/>| <text:s text:c="2"/>3 <text:s text:c="4"/>8 <text:s/>| <text:s text:c="2"/>2 <text:s/></text:p>
      <text:p text:style-name="P6"><text:s text:c="4"/>2 <text:s text:c="6"/>MM_Open <text:s text:c="5"/>5 <text:s/>| <text:s text:c="2"/>5 <text:s text:c="4"/>7 <text:s/>| <text:s text:c="2"/>3 <text:s text:c="4"/>4 <text:s/>| <text:s text:c="2"/>6 <text:s text:c="4"/>7 <text:s/>| <text:s text:c="2"/>3 <text:s/></text:p>
      <text:p text:style-name="P6"><text:s text:c="4"/>3 <text:s text:c="5"/>MM_Center <text:s text:c="4"/>6 <text:s/>| <text:s text:c="2"/>4 <text:s text:c="4"/>9 <text:s/>| <text:s text:c="2"/>1 <text:s text:c="4"/>8 <text:s/>| <text:s text:c="2"/>2 <text:s text:c="4"/>7 <text:s/>| <text:s text:c="2"/>3 <text:s/></text:p>
      <text:p text:style-name="P6"><text:s text:c="4"/>4 <text:s text:c="4"/>MM_Improved <text:s text:c="3"/>7 <text:s/>| <text:s text:c="2"/>3 <text:s text:c="4"/>8 <text:s/>| <text:s text:c="2"/>2 <text:s text:c="4"/>4 <text:s/>| <text:s text:c="2"/>6 <text:s text:c="4"/>4 <text:s/>| <text:s text:c="2"/>6 <text:s/></text:p>
      <text:p text:style-name="P6"><text:s text:c="4"/>5 <text:s text:c="6"/>AB_Open <text:s text:c="5"/>6 <text:s/>| <text:s text:c="2"/>4 <text:s text:c="4"/>5 <text:s/>| <text:s text:c="2"/>5 <text:s text:c="4"/>3 <text:s/>| <text:s text:c="2"/>7 <text:s text:c="4"/>6 <text:s/>| <text:s text:c="2"/>4 <text:s/></text:p>
      <text:p text:style-name="P6"><text:s text:c="4"/>6 <text:s text:c="5"/>AB_Center <text:s text:c="4"/>5 <text:s/>| <text:s text:c="2"/>5 <text:s text:c="3"/>10 <text:s/>| <text:s text:c="2"/>0 <text:s text:c="4"/>3 <text:s/>| <text:s text:c="2"/>7 <text:s text:c="4"/>7 <text:s/>| <text:s text:c="2"/>3 <text:s/></text:p>
      <text:p text:style-name="P6"><text:s text:c="4"/>7 <text:s text:c="4"/>AB_Improved <text:s text:c="3"/>4 <text:s/>| <text:s text:c="2"/>6 <text:s text:c="4"/>2 <text:s/>| <text:s text:c="2"/>8 <text:s text:c="4"/>4 <text:s/>| <text:s text:c="2"/>6 <text:s text:c="4"/>5 <text:s/>| <text:s text:c="2"/>5 <text:s/></text:p>
      <text:p text:style-name="P6">--------------------------------------------------------------------------</text:p>
      <text:p text:style-name="P6"><text:s text:c="11"/>Win Rate: <text:s text:c="5"/>58.6% <text:s text:c="7"/><text:span text:style-name="T16">72.9% </text:span><text:s text:c="7"/>47.1% <text:s text:c="7"/>62.9% <text:s text:c="3"/></text:p>
      <text:p text:style-name="P6"/>
      <text:p text:style-name="P6"><text:s text:c="24"/></text:p>
      <text:p text:style-name="P6"/>
      <text:p text:style-name="P7"/>
      <text:p text:style-name="P7"><text:s text:c="24"/>************************* <text:s text:c="24"/></text:p>
      <text:p text:style-name="P7"><text:s text:c="29"/>Playing Matches <text:s text:c="29"/></text:p>
      <text:p text:style-name="P6"><text:soft-page-break/><text:span text:style-name="T5"><text:s text:c="24"/>************************* <text:s/></text:span><text:s text:c="23"/></text:p>
      <text:p text:style-name="P6"/>
      <text:p text:style-name="P6"><text:s/>Match # <text:s text:c="2"/>Opponent <text:s text:c="3"/>AB_Improved <text:s text:c="2"/>AB_Custom <text:s text:c="2"/>AB_Custom_2 <text:s/>AB_Custom_3 </text:p>
      <text:p text:style-name="P6"><text:s text:c="24"/>Won | Lost <text:s text:c="2"/>Won | Lost <text:s text:c="2"/>Won | Lost <text:s text:c="2"/>Won | Lost </text:p>
      <text:p text:style-name="P6"><text:s text:c="4"/>1 <text:s text:c="6"/>Random <text:s text:c="6"/>8 <text:s/>| <text:s text:c="2"/>2 <text:s text:c="3"/>10 <text:s/>| <text:s text:c="2"/>0 <text:s text:c="4"/>8 <text:s/>| <text:s text:c="2"/>2 <text:s text:c="4"/>8 <text:s/>| <text:s text:c="2"/>2 <text:s/></text:p>
      <text:p text:style-name="P6"><text:s text:c="4"/>2 <text:s text:c="6"/>MM_Open <text:s text:c="5"/>4 <text:s/>| <text:s text:c="2"/>6 <text:s text:c="4"/>7 <text:s/>| <text:s text:c="2"/>3 <text:s text:c="4"/>5 <text:s/>| <text:s text:c="2"/>5 <text:s text:c="4"/>6 <text:s/>| <text:s text:c="2"/>4 <text:s/></text:p>
      <text:p text:style-name="P6"><text:s text:c="4"/>3 <text:s text:c="5"/>MM_Center <text:s text:c="4"/>6 <text:s/>| <text:s text:c="2"/>4 <text:s text:c="3"/>10 <text:s/>| <text:s text:c="2"/>0 <text:s text:c="4"/>6 <text:s/>| <text:s text:c="2"/>4 <text:s text:c="4"/>7 <text:s/>| <text:s text:c="2"/>3 <text:s/></text:p>
      <text:p text:style-name="P6"><text:s text:c="4"/>4 <text:s text:c="4"/>MM_Improved <text:s text:c="3"/>6 <text:s/>| <text:s text:c="2"/>4 <text:s text:c="4"/>8 <text:s/>| <text:s text:c="2"/>2 <text:s text:c="4"/>7 <text:s/>| <text:s text:c="2"/>3 <text:s text:c="4"/>6 <text:s/>| <text:s text:c="2"/>4 <text:s/></text:p>
      <text:p text:style-name="P6"><text:s text:c="4"/>5 <text:s text:c="6"/>AB_Open <text:s text:c="5"/>3 <text:s/>| <text:s text:c="2"/>7 <text:s text:c="4"/>5 <text:s/>| <text:s text:c="2"/>5 <text:s text:c="4"/>4 <text:s/>| <text:s text:c="2"/>6 <text:s text:c="4"/>7 <text:s/>| <text:s text:c="2"/>3 <text:s/></text:p>
      <text:p text:style-name="P6"><text:s text:c="4"/>6 <text:s text:c="5"/>AB_Center <text:s text:c="4"/>6 <text:s/>| <text:s text:c="2"/>4 <text:s text:c="4"/>6 <text:s/>| <text:s text:c="2"/>4 <text:s text:c="4"/>6 <text:s/>| <text:s text:c="2"/>4 <text:s text:c="4"/>6 <text:s/>| <text:s text:c="2"/>4 <text:s/></text:p>
      <text:p text:style-name="P6"><text:s text:c="4"/>7 <text:s text:c="4"/>AB_Improved <text:s text:c="3"/>6 <text:s/>| <text:s text:c="2"/>4 <text:s text:c="4"/>4 <text:s/>| <text:s text:c="2"/>6 <text:s text:c="4"/>5 <text:s/>| <text:s text:c="2"/>5 <text:s text:c="4"/>5 <text:s/>| <text:s text:c="2"/>5 <text:s/></text:p>
      <text:p text:style-name="P6">--------------------------------------------------------------------------</text:p>
      <text:p text:style-name="P6"><text:s text:c="11"/>Win Rate: <text:s text:c="5"/>55.7% <text:s text:c="6"/><text:span text:style-name="T16"><text:s/>71.4% <text:s text:c="3"/></text:span><text:s text:c="4"/>58.6% <text:s text:c="7"/>64.3% <text:s text:c="3"/></text:p>
      <text:p text:style-name="P6"/>
      <text:p text:style-name="P6"/>
      <text:p text:style-name="P6"/>
      <text:p text:style-name="P6"/>
      <text:p text:style-name="P7"><text:s text:c="24"/>************************* <text:s text:c="24"/></text:p>
      <text:p text:style-name="P7"><text:s text:c="29"/>Playing Matches <text:s text:c="29"/></text:p>
      <text:p text:style-name="P6"><text:span text:style-name="T5"><text:s text:c="24"/>************************* <text:s text:c="5"/></text:span><text:s text:c="19"/></text:p>
      <text:p text:style-name="P6"/>
      <text:p text:style-name="P6"><text:s/>Match # <text:s text:c="2"/>Opponent <text:s text:c="3"/>AB_Improved <text:s text:c="2"/>AB_Custom <text:s text:c="2"/>AB_Custom_2 <text:s/>AB_Custom_3 </text:p>
      <text:p text:style-name="P6"><text:s text:c="24"/>Won | Lost <text:s text:c="2"/>Won | Lost <text:s text:c="2"/>Won | Lost <text:s text:c="2"/>Won | Lost </text:p>
      <text:p text:style-name="P6"><text:s text:c="4"/>1 <text:s text:c="6"/>Random <text:s text:c="6"/>8 <text:s/>| <text:s text:c="2"/>2 <text:s text:c="4"/>9 <text:s/>| <text:s text:c="2"/>1 <text:s text:c="4"/>8 <text:s/>| <text:s text:c="2"/>2 <text:s text:c="4"/>8 <text:s/>| <text:s text:c="2"/>2 <text:s/></text:p>
      <text:p text:style-name="P6"><text:s text:c="4"/>2 <text:s text:c="6"/>MM_Open <text:s text:c="5"/>6 <text:s/>| <text:s text:c="2"/>4 <text:s text:c="4"/>7 <text:s/>| <text:s text:c="2"/>3 <text:s text:c="4"/>5 <text:s/>| <text:s text:c="2"/>5 <text:s text:c="4"/>5 <text:s/>| <text:s text:c="2"/>5 <text:s/></text:p>
      <text:p text:style-name="P6"><text:s text:c="4"/>3 <text:s text:c="5"/>MM_Center <text:s text:c="4"/>6 <text:s/>| <text:s text:c="2"/>4 <text:s text:c="4"/>8 <text:s/>| <text:s text:c="2"/>2 <text:s text:c="4"/>6 <text:s/>| <text:s text:c="2"/>4 <text:s text:c="4"/>8 <text:s/>| <text:s text:c="2"/>2 <text:s/></text:p>
      <text:p text:style-name="P6"><text:s text:c="4"/>4 <text:s text:c="4"/>MM_Improved <text:s text:c="3"/>8 <text:s/>| <text:s text:c="2"/>2 <text:s text:c="4"/>6 <text:s/>| <text:s text:c="2"/>4 <text:s text:c="4"/>5 <text:s/>| <text:s text:c="2"/>5 <text:s text:c="4"/>6 <text:s/>| <text:s text:c="2"/>4 <text:s/></text:p>
      <text:p text:style-name="P6"><text:s text:c="4"/>5 <text:s text:c="6"/>AB_Open <text:s text:c="5"/>6 <text:s/>| <text:s text:c="2"/>4 <text:s text:c="4"/>6 <text:s/>| <text:s text:c="2"/>4 <text:s text:c="4"/>5 <text:s/>| <text:s text:c="2"/>5 <text:s text:c="4"/>8 <text:s/>| <text:s text:c="2"/>2 <text:s/></text:p>
      <text:p text:style-name="P6"><text:s text:c="4"/>6 <text:s text:c="5"/>AB_Center <text:s text:c="4"/>6 <text:s/>| <text:s text:c="2"/>4 <text:s text:c="4"/>5 <text:s/>| <text:s text:c="2"/>5 <text:s text:c="4"/>5 <text:s/>| <text:s text:c="2"/>5 <text:s text:c="4"/>6 <text:s/>| <text:s text:c="2"/>4 <text:s/></text:p>
      <text:p text:style-name="P6"><text:s text:c="4"/>7 <text:s text:c="4"/>AB_Improved <text:s text:c="3"/>7 <text:s/>| <text:s text:c="2"/>3 <text:s text:c="4"/>4 <text:s/>| <text:s text:c="2"/>6 <text:s text:c="4"/>5 <text:s/>| <text:s text:c="2"/>5 <text:s text:c="4"/>3 <text:s/>| <text:s text:c="2"/>7 <text:s/></text:p>
      <text:p text:style-name="P6">--------------------------------------------------------------------------</text:p>
      <text:p text:style-name="P6"><text:s text:c="11"/>Win Rate: <text:s text:c="5"/>67.1% <text:s text:c="7"/><text:span text:style-name="T16">64.3%</text:span> <text:s text:c="7"/>55.7% <text:s text:c="7"/>62.9%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15:51:49.495974965</meta:creation-date>
    <meta:generator>LibreOffice/5.1.6.2$Linux_X86_64 LibreOffice_project/10m0$Build-2</meta:generator>
    <dc:date>2017-05-20T16:38:35.215012639</dc:date>
    <meta:editing-duration>PT28M18S</meta:editing-duration>
    <meta:editing-cycles>9</meta:editing-cycles>
    <meta:document-statistic meta:table-count="0" meta:image-count="0" meta:object-count="0" meta:page-count="2" meta:paragraph-count="58" meta:word-count="797" meta:character-count="5493" meta:non-whitespace-character-count="3194"/>
  </office:meta>
</office:document-meta>
</file>